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automatic-styles>
    <style:style style:name="P1" style:family="paragraph" style:parent-style-name="caption">
      <style:paragraph-properties fo:margin-left="0cm" fo:margin-right="0cm" fo:margin-top="0cm" fo:margin-bottom="0.282cm" style:contextual-spacing="false" fo:line-height="0.457cm" fo:text-align="justify" style:justify-single-word="false" fo:text-indent="0cm" style:auto-text-indent="false"/>
      <style:text-properties officeooo:paragraph-rsid="001c81f8"/>
    </style:style>
    <style:style style:name="P2" style:family="paragraph" style:parent-style-name="Standard" style:list-style-name="WWNum9">
      <style:paragraph-properties fo:margin-left="1.27cm" fo:margin-right="0cm" fo:margin-top="0cm" fo:margin-bottom="0.282cm" style:contextual-spacing="false" fo:line-height="0.457cm" fo:text-align="start" style:justify-single-word="false" fo:text-indent="-0.635cm" style:auto-text-indent="false"/>
      <style:text-properties officeooo:paragraph-rsid="001a8d27"/>
    </style:style>
    <style:style style:name="P3" style:family="paragraph" style:parent-style-name="Standard" style:list-style-name="WWNum11">
      <style:paragraph-properties fo:margin-left="1.27cm" fo:margin-right="0cm" fo:margin-top="0cm" fo:margin-bottom="0.282cm" style:contextual-spacing="false" fo:line-height="0.457cm" fo:text-align="start" style:justify-single-word="false" fo:text-indent="-0.635cm" style:auto-text-indent="false"/>
      <style:text-properties officeooo:paragraph-rsid="001a8d27"/>
    </style:style>
    <style:style style:name="P4" style:family="paragraph" style:parent-style-name="Standard" style:list-style-name="WWNum13">
      <style:paragraph-properties fo:margin-left="1.27cm" fo:margin-right="0cm" fo:margin-top="0cm" fo:margin-bottom="0.282cm" style:contextual-spacing="false" fo:line-height="0.457cm" fo:text-align="start" style:justify-single-word="false" fo:text-indent="-0.635cm" style:auto-text-indent="false"/>
      <style:text-properties officeooo:paragraph-rsid="001a8d27"/>
    </style:style>
    <style:style style:name="P5" style:family="paragraph" style:parent-style-name="Standard" style:list-style-name="WWNum15">
      <style:paragraph-properties fo:margin-left="1.27cm" fo:margin-right="0cm" fo:margin-top="0cm" fo:margin-bottom="0.282cm" style:contextual-spacing="false" fo:line-height="0.457cm" fo:text-align="start" style:justify-single-word="false" fo:text-indent="-0.635cm" style:auto-text-indent="false"/>
      <style:text-properties officeooo:paragraph-rsid="001a8d27"/>
    </style:style>
    <style:style style:name="P6"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officeooo:paragraph-rsid="001a8d27"/>
    </style:style>
    <style:style style:name="P7" style:family="paragraph" style:parent-style-name="Standard">
      <style:paragraph-properties fo:margin-left="1.27cm" fo:margin-right="0cm" fo:margin-top="0cm" fo:margin-bottom="0.282cm" style:contextual-spacing="false" fo:line-height="0.457cm" fo:text-align="start" style:justify-single-word="false" fo:text-indent="0cm" style:auto-text-indent="false"/>
      <style:text-properties officeooo:paragraph-rsid="001a8d27"/>
    </style:style>
    <style:style style:name="P8" style:family="paragraph" style:parent-style-name="Standard">
      <style:paragraph-properties fo:margin-left="0cm" fo:margin-right="0cm" fo:margin-top="0cm" fo:margin-bottom="0.282cm" style:contextual-spacing="false" fo:line-height="0.457cm" fo:text-align="justify" style:justify-single-word="false" fo:text-indent="0cm" style:auto-text-indent="false"/>
      <style:text-properties officeooo:paragraph-rsid="001a8d27"/>
    </style:style>
    <style:style style:name="P9" style:family="paragraph" style:parent-style-name="Standard" style:list-style-name="WWNum7">
      <style:paragraph-properties fo:margin-left="1.27cm" fo:margin-right="0cm" fo:margin-top="0cm" fo:margin-bottom="0.282cm" style:contextual-spacing="false" fo:line-height="0.457cm" fo:text-align="justify" style:justify-single-word="false" fo:text-indent="-0.635cm" style:auto-text-indent="false"/>
      <style:text-properties officeooo:paragraph-rsid="001a8d27"/>
    </style:style>
    <style:style style:name="P10" style:family="paragraph" style:parent-style-name="Standard">
      <style:paragraph-properties fo:margin-left="0cm" fo:margin-right="0cm" fo:margin-top="0cm" fo:margin-bottom="0.282cm" style:contextual-spacing="false" fo:line-height="0.457cm" fo:text-align="justify" style:justify-single-word="false" fo:text-indent="0cm" style:auto-text-indent="false"/>
      <style:text-properties officeooo:paragraph-rsid="001c81f8"/>
    </style:style>
    <style:style style:name="P11"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fo:color="#5a5a5a" loext:opacity="100%" style:font-name="Calibri" fo:font-size="11pt" fo:letter-spacing="0.026cm" officeooo:paragraph-rsid="001a8d27" fo:background-color="transparent" style:font-name-asian="Calibri1" style:font-size-asian="11pt" style:font-name-complex="Calibri1"/>
    </style:style>
    <style:style style:name="P12" style:family="paragraph" style:parent-style-name="Standard">
      <style:paragraph-properties fo:margin-left="0cm" fo:margin-right="0cm" fo:margin-top="0cm" fo:margin-bottom="0.282cm" style:contextual-spacing="false" fo:line-height="0.457cm" fo:text-align="justify" style:justify-single-word="false" fo:text-indent="0cm" style:auto-text-indent="false"/>
      <style:text-properties fo:color="#c9211e" loext:opacity="100%" officeooo:paragraph-rsid="001a8d27"/>
    </style:style>
    <style:style style:name="P13"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fo:color="#000000" loext:opacity="100%" fo:font-weight="bold" officeooo:paragraph-rsid="001a8d27" style:font-weight-asian="bold" style:font-weight-complex="bold"/>
    </style:style>
    <style:style style:name="P14"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officeooo:rsid="001e9824" officeooo:paragraph-rsid="001e9824"/>
    </style:style>
    <style:style style:name="P15" style:family="paragraph" style:parent-style-name="Standard">
      <style:paragraph-properties fo:margin-left="0cm" fo:margin-right="0cm" fo:margin-top="0cm" fo:margin-bottom="0.282cm" style:contextual-spacing="false" fo:line-height="0.457cm" fo:text-align="start" style:justify-single-word="false" fo:text-indent="0cm" style:auto-text-indent="false"/>
      <style:text-properties fo:font-weight="bold" officeooo:rsid="001e9824" officeooo:paragraph-rsid="001e9824" style:font-weight-asian="bold" style:font-weight-complex="bold"/>
    </style:style>
    <style:style style:name="T1" style:family="text">
      <style:text-properties style:use-window-font-color="true" loext:opacity="0%" style:font-name="Calibri Light" fo:font-size="28pt" fo:letter-spacing="-0.018cm" fo:background-color="transparent" loext:char-shading-value="0" style:font-name-asian="Calibri Light1" style:font-size-asian="28pt" style:font-name-complex="Calibri Light1"/>
    </style:style>
    <style:style style:name="T2"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3" style:family="text">
      <style:text-properties style:use-window-font-color="true" loext:opacity="0%" style:font-name="Calibri" fo:font-size="11pt" fo:letter-spacing="normal" officeooo:rsid="001c81f8" fo:background-color="transparent" loext:char-shading-value="0" style:font-name-asian="Calibri1" style:font-size-asian="11pt" style:font-name-complex="Calibri1"/>
    </style:style>
    <style:style style:name="T4" style:family="text">
      <style:text-properties style:use-window-font-color="true" loext:opacity="0%" style:font-name="Calibri" fo:font-size="11pt" fo:letter-spacing="normal" officeooo:rsid="001e9824" fo:background-color="transparent" loext:char-shading-value="0" style:font-name-asian="Calibri1" style:font-size-asian="11pt" style:font-name-complex="Calibri1"/>
    </style:style>
    <style:style style:name="T5" style:family="text">
      <style:text-properties style:use-window-font-color="true" loext:opacity="0%" style:font-name="Calibri" fo:font-size="11pt" fo:letter-spacing="normal" style:text-underline-style="solid" style:text-underline-width="auto" style:text-underline-color="font-color" fo:background-color="transparent" loext:char-shading-value="0" style:font-name-asian="Calibri1" style:font-size-asian="11pt" style:font-name-complex="Calibri1"/>
    </style:style>
    <style:style style:name="T6" style:family="text">
      <style:text-properties style:use-window-font-color="true" loext:opacity="0%" style:font-name="Calibri" fo:font-size="11pt" fo:letter-spacing="normal" fo:font-weight="bold" fo:background-color="transparent" loext:char-shading-value="0" style:font-name-asian="Calibri1" style:font-size-asian="11pt" style:font-weight-asian="bold" style:font-name-complex="Calibri1"/>
    </style:style>
    <style:style style:name="T7" style:family="text">
      <style:text-properties style:use-window-font-color="true" loext:opacity="0%" style:font-name="Calibri" fo:font-size="11pt" fo:letter-spacing="normal" fo:font-style="italic" fo:background-color="transparent" loext:char-shading-value="0" style:font-name-asian="Calibri1" style:font-size-asian="11pt" style:font-style-asian="italic" style:font-name-complex="Calibri1"/>
    </style:style>
    <style:style style:name="T8" style:family="text">
      <style:text-properties style:use-window-font-color="true" loext:opacity="0%" style:font-name="Calibri" fo:font-size="12pt" fo:letter-spacing="normal" fo:background-color="transparent" loext:char-shading-value="0" style:font-name-asian="Calibri1" style:font-size-asian="12pt" style:font-name-complex="Calibri1"/>
    </style:style>
    <style:style style:name="T9" style:family="text">
      <style:text-properties style:use-window-font-color="true" loext:opacity="0%" style:font-name="Calibri" fo:font-size="12pt" fo:letter-spacing="normal" fo:font-weight="bold" fo:background-color="transparent" loext:char-shading-value="0" style:font-name-asian="Calibri1" style:font-size-asian="12pt" style:font-weight-asian="bold" style:font-name-complex="Calibri1"/>
    </style:style>
    <style:style style:name="T10" style:family="text">
      <style:text-properties style:use-window-font-color="true" loext:opacity="0%" style:font-name="Calibri" fo:font-size="12pt" fo:letter-spacing="normal" fo:font-style="italic" fo:background-color="transparent" loext:char-shading-value="0" style:font-name-asian="Calibri1" style:font-size-asian="12pt" style:font-style-asian="italic" style:font-name-complex="Calibri1"/>
    </style:style>
    <style:style style:name="T11" style:family="text">
      <style:text-properties style:use-window-font-color="true" loext:opacity="0%" style:font-name="Tahoma" fo:font-size="11pt" fo:letter-spacing="normal" fo:font-style="italic" fo:background-color="transparent" loext:char-shading-value="0" style:font-name-asian="Tahoma1" style:font-size-asian="11pt" style:font-style-asian="italic" style:font-name-complex="Tahoma1"/>
    </style:style>
    <style:style style:name="T12" style:family="text">
      <style:text-properties fo:color="#ff0000" loext:opacity="100%" style:font-name="Calibri" fo:font-size="11pt" fo:letter-spacing="normal" style:text-underline-style="solid" style:text-underline-width="auto" style:text-underline-color="font-color" fo:font-weight="bold" fo:background-color="transparent" loext:char-shading-value="0" style:font-name-asian="Calibri1" style:font-size-asian="11pt" style:font-weight-asian="bold" style:font-name-complex="Calibri1"/>
    </style:style>
    <style:style style:name="T13" style:family="text">
      <style:text-properties fo:color="#ff0000"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14" style:family="text">
      <style:text-properties fo:color="#002060"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15" style:family="text">
      <style:text-properties fo:color="#ed7d31" loext:opacity="100%" style:font-name="Calibri" fo:font-size="12pt" fo:letter-spacing="normal" fo:font-weight="bold" fo:background-color="transparent" loext:char-shading-value="0" style:font-name-asian="Calibri1" style:font-size-asian="12pt" style:font-weight-asian="bold" style:font-name-complex="Calibri1"/>
    </style:style>
    <style:style style:name="T16" style:family="text">
      <style:text-properties fo:color="#ed7d31" loext:opacity="100%" style:font-name="Calibri" fo:font-size="12pt" fo:letter-spacing="normal" fo:font-weight="bold" officeooo:rsid="001c81f8" fo:background-color="transparent" loext:char-shading-value="0" style:font-name-asian="Calibri1" style:font-size-asian="12pt" style:font-weight-asian="bold" style:font-name-complex="Calibri1"/>
    </style:style>
    <style:style style:name="T17" style:family="text">
      <style:text-properties fo:color="#ed7d31" loext:opacity="100%" style:font-name="Calibri" fo:font-size="11pt" fo:letter-spacing="normal" fo:font-weight="bold" fo:background-color="#ffff00" loext:char-shading-value="0" style:font-name-asian="Calibri1" style:font-size-asian="11pt" style:font-weight-asian="bold" style:font-name-complex="Calibri1"/>
    </style:style>
    <style:style style:name="T18" style:family="text">
      <style:text-properties fo:color="#ed7d31"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19" style:family="text">
      <style:text-properties fo:color="#ed7d31" loext:opacity="100%" style:font-name="Calibri" fo:font-size="11pt" fo:letter-spacing="normal" fo:font-weight="bold" officeooo:rsid="001dfee9" fo:background-color="transparent" loext:char-shading-value="0" style:font-name-asian="Calibri1" style:font-size-asian="11pt" style:font-weight-asian="bold" style:font-name-complex="Calibri1"/>
    </style:style>
    <style:style style:name="T20" style:family="text">
      <style:text-properties fo:color="#ed7d31" loext:opacity="100%" style:font-name="Calibri" fo:font-size="11pt" fo:letter-spacing="normal" fo:background-color="transparent" loext:char-shading-value="0" style:font-name-asian="Calibri1" style:font-size-asian="11pt" style:font-name-complex="Calibri1"/>
    </style:style>
    <style:style style:name="T21" style:family="text">
      <style:text-properties fo:color="#000000" loext:opacity="100%" style:font-name="Calibri" fo:font-size="12pt" fo:letter-spacing="normal" fo:background-color="transparent" loext:char-shading-value="0" style:font-name-asian="Calibri1" style:font-size-asian="12pt" style:font-name-complex="Calibri1"/>
    </style:style>
    <style:style style:name="T22" style:family="text">
      <style:text-properties fo:color="#000000" loext:opacity="100%" style:font-name="Calibri" fo:font-size="12pt" fo:letter-spacing="normal" officeooo:rsid="001c81f8" fo:background-color="transparent" loext:char-shading-value="0" style:font-name-asian="Calibri1" style:font-size-asian="12pt" style:font-name-complex="Calibri1"/>
    </style:style>
    <style:style style:name="T23" style:family="text">
      <style:text-properties fo:color="#000000" loext:opacity="100%" style:font-name="Calibri" fo:font-size="12pt" fo:letter-spacing="normal" fo:font-weight="bold" fo:background-color="transparent" loext:char-shading-value="0" style:font-name-asian="Calibri1" style:font-size-asian="12pt" style:font-weight-asian="bold" style:font-name-complex="Calibri1"/>
    </style:style>
    <style:style style:name="T24" style:family="text">
      <style:text-properties fo:color="#000000" loext:opacity="100%" style:font-name="Calibri" fo:font-size="12pt" fo:letter-spacing="normal" fo:font-weight="bold" officeooo:rsid="001c81f8" fo:background-color="transparent" loext:char-shading-value="0" style:font-name-asian="Calibri1" style:font-size-asian="12pt" style:font-weight-asian="bold" style:font-name-complex="Calibri1"/>
    </style:style>
    <style:style style:name="T25" style:family="text">
      <style:text-properties fo:color="#000000" loext:opacity="100%" style:font-name="Calibri" fo:font-size="12pt" fo:letter-spacing="normal" fo:font-weight="bold" officeooo:rsid="001c81f8" fo:background-color="transparent" loext:char-shading-value="0" style:font-name-asian="Calibri1" style:font-size-asian="12pt" style:font-weight-asian="bold" style:font-name-complex="Calibri1"/>
    </style:style>
    <style:style style:name="T26" style:family="text">
      <style:text-properties fo:color="#000000" loext:opacity="100%" style:font-name="Calibri" fo:font-size="12pt" fo:letter-spacing="normal" style:text-underline-style="solid" style:text-underline-width="auto" style:text-underline-color="font-color" fo:font-weight="bold" officeooo:rsid="001c81f8" fo:background-color="transparent" loext:char-shading-value="0" style:font-name-asian="Calibri1" style:font-size-asian="12pt" style:font-weight-asian="bold" style:font-name-complex="Calibri1"/>
    </style:style>
    <style:style style:name="T27" style:family="text">
      <style:text-properties fo:color="#000000"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28" style:family="text">
      <style:text-properties fo:color="#000000" loext:opacity="100%" style:font-name="Calibri" fo:font-size="11pt" fo:letter-spacing="normal" fo:font-weight="bold" fo:background-color="transparent" loext:char-shading-value="0" style:font-name-asian="Calibri1" style:font-size-asian="11pt" style:font-weight-asian="bold" style:font-name-complex="Calibri1"/>
    </style:style>
    <style:style style:name="T29" style:family="text">
      <style:text-properties fo:color="#000000" loext:opacity="100%" style:font-name="Calibri" fo:font-size="11pt" fo:letter-spacing="normal" fo:background-color="transparent" loext:char-shading-value="0" style:font-name-asian="Calibri1" style:font-size-asian="11pt" style:font-name-complex="Calibri1"/>
    </style:style>
    <style:style style:name="T30" style:family="text">
      <style:text-properties fo:color="#000000" loext:opacity="100%" style:font-name="Calibri" fo:font-size="11pt" fo:letter-spacing="normal" fo:background-color="transparent" loext:char-shading-value="0" style:font-name-asian="Calibri1" style:font-size-asian="11pt" style:font-name-complex="Calibri1"/>
    </style:style>
    <style:style style:name="T31" style:family="text">
      <style:text-properties fo:color="#000000" loext:opacity="100%" style:font-name="Calibri" fo:font-size="11pt" fo:letter-spacing="normal" fo:font-style="italic" fo:background-color="transparent" loext:char-shading-value="0" style:font-name-asian="Calibri1" style:font-size-asian="11pt" style:font-style-asian="italic" style:font-name-complex="Calibri1"/>
    </style:style>
    <style:style style:name="T32" style:family="text">
      <style:text-properties fo:color="#c9211e" loext:opacity="100%" style:font-name="Calibri" fo:font-size="12pt" fo:letter-spacing="normal" fo:font-weight="bold" officeooo:rsid="001c81f8" fo:background-color="transparent" loext:char-shading-value="0" style:font-name-asian="Calibri1" style:font-size-asian="12pt" style:font-weight-asian="bold" style:font-name-complex="Calibri1"/>
    </style:style>
    <style:style style:name="T33" style:family="text">
      <style:text-properties style:font-name="Calibri" fo:font-size="11pt" fo:letter-spacing="normal" style:text-underline-style="solid" style:text-underline-width="auto" style:text-underline-color="font-color" fo:background-color="transparent" loext:char-shading-value="0" style:font-name-asian="Calibri1" style:font-size-asian="11pt" style:font-name-complex="Calibri1"/>
    </style:style>
    <style:style style:name="T34" style:family="text">
      <style:text-properties style:font-name="Calibri" fo:font-size="11pt" fo:letter-spacing="normal" style:text-underline-style="solid" style:text-underline-width="auto" style:text-underline-color="font-color" fo:font-weight="bold" fo:background-color="transparent" loext:char-shading-value="0" style:font-name-asian="Calibri1" style:font-size-asian="11pt" style:font-weight-asian="bold" style:font-name-complex="Calibri1"/>
    </style:style>
    <style:style style:name="T35" style:family="text">
      <style:text-properties style:font-name="Calibri" fo:font-size="11pt" fo:letter-spacing="normal" fo:background-color="transparent" loext:char-shading-value="0" style:font-name-asian="Calibri1" style:font-size-asian="11pt" style:font-name-complex="Calibri1"/>
    </style:style>
    <style:style style:name="fr1" style:family="graphic" style:parent-style-name="Formula">
      <style:graphic-properties fo:margin-left="0cm" fo:margin-right="0cm" fo:margin-top="0cm" fo:margin-bottom="0cm"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El Código llama a <text:s/>MP_functions.R (a continuación veremos que funciones se emplean).</text:span></text:p>
      <text:p text:style-name="P8"><text:span text:style-name="T5">Leemos</text:span><text:span text:style-name="T2"> un archivo </text:span><text:span text:style-name="T6">stocks_lh</text:span><text:span text:style-name="T2"> que contiene la siguiente información para cada stock (total 29): a,b, lmax, linf, l50, a50, t0, k y h. Además, creamos columna con steepness 0.75 ($s) y otra </text:span><text:span text:style-name="T3">para</text:span><text:span text:style-name="T2"> mean fishing mortality (minfbar, maxfbar). </text:span></text:p>
      <text:p text:style-name="P8"><text:span text:style-name="T5">Leemos</text:span><text:span text:style-name="T2"> </text:span><text:span text:style-name="T6">OM_scns</text:span><text:span text:style-name="T2"> que nos proporciona para cada escenario:</text:span></text:p>
      <text:p text:style-name="P8"><text:span text:style-name="T2">id <text:s text:c="7"/>m n_iter n_years rec_sd rec_sd_proj rec_rho <text:s/>M1 <text:s/>M2 I_trigger obs_error steepness idxSD idxSD_age lengthSD selectivity idSEQ</text:span></text:p>
      <text:p text:style-name="P12"><text:span text:style-name="T33">Entramos en loop </text:span><text:span text:style-name="T34">brps</text:span><text:span text:style-name="T33">:</text:span></text:p>
      <text:p text:style-name="P8"><text:span text:style-name="T2">Primer paso crear un objecto lh_pars que contenga la información de stocks_lh.</text:span></text:p>
      <text:p text:style-name="P8"><text:span text:style-name="T2">Decisión </text:span><text:span text:style-name="T6">steepness</text:span><text:span text:style-name="T2"> (si no es NA el valor en OM_scns). </text:span><text:span text:style-name="T3">Opciones:</text:span></text:p>
      <text:list text:style-name="WWNum7">
        <text:list-item>
          <text:p text:style-name="P9"><text:span text:style-name="T2">Substituir s=0.75 por el valor numérico proporcionado.</text:span></text:p>
        </text:list-item>
        <text:list-item>
          <text:p text:style-name="P9"><text:span text:style-name="T2">Sacar <text:s/>del </text:span><text:span text:style-name="T7">ratio <text:s/>according to Wiff et al. (2018) </text:span><text:span text:style-name="T2">(si así se indica en el OM_scns).</text:span></text:p>
        </text:list-item>
        <text:list-item>
          <text:p text:style-name="P9"><text:span text:style-name="T2">Sacar h de la interpolación realizada con la información del mínimo k y máximo k de los 29 stocks asociando a cada uno de ellos 0.5 y 0.9 de h, respectivamente.</text:span></text:p>
        </text:list-item>
        <text:list-item>
          <text:p text:style-name="P9"><text:span text:style-name="T2">h de Myers si está disponible o en su defecto el 0.75 guardado en s.</text:span></text:p>
        </text:list-item>
      </text:list>
      <text:p text:style-name="P8"><text:span text:style-name="T2">Una vez hecho esto los parámetros de lh_pars que no tienen valores asignados se cubre empleando la función </text:span><text:span text:style-name="T27">lhPar</text:span><text:span text:style-name="T29"> </text:span><text:span text:style-name="T2">(</text:span><text:span text:style-name="T7">Uses life history theory to derive parameters for biological relationships, i.e. or growth, maturity, natural mortality</text:span><text:span text:style-name="T2">).</text:span></text:p>
      <text:p text:style-name="P10"><text:span text:style-name="T2">Decisión </text:span><text:span text:style-name="T6">max_age</text:span><text:span text:style-name="T2">. La edad máxima se deriva de la ecuación <text:s/></text:span><text:span text:style-name="T3">del artículo ceiling(log(0.05)/(-c(lh_pars["k"])) + c(lh_pars["t0"]))</text:span><text:span text:style-name="T8">, salvo que la mortalidad natural sea calculada con lorenzen en ese caso la amax anterior se substituye por la siguiente si esta es mayor: </text:span><text:span text:style-name="T15">ceiling(-log(0.05)/(OM_scn$M1)). Esta ecuación y el parámetro M1 </text:span><text:span text:style-name="T16">no tenemos claro su porque, es M1 una especie de mortalidad mínima?</text:span></text:p>
      <text:p text:style-name="P8"><text:span text:style-name="T21">Decisión sobre </text:span><text:span text:style-name="T24">M</text:span><text:span text:style-name="T21">. Lo que se hace es crear la función especificada en la descripción del escenario, </text:span><text:span text:style-name="T23">lorenzen o gislason</text:span><text:span text:style-name="T21">, el código también contempla imputar </text:span><text:span text:style-name="T22">M</text:span><text:span text:style-name="T21"> directamente si esta es numérica. </text:span><text:span text:style-name="T16">De</text:span><text:span text:style-name="T15"> donde se obtiene la ecuación de la mortalidad natural de lorenzen?</text:span></text:p>
      <text:p text:style-name="P1"><text:span text:style-name="T15"><draw:frame draw:style-name="fr1" draw:name="Objeto20" text:anchor-type="as-char" svg:width="7.816cm" svg:height="0.589cm" draw:z-index="0"><draw:object xlink:href="./Object 1" xlink:type="simple" xlink:show="embed" xlink:actuate="onLoad"/><draw:image xlink:href="./ObjectReplacements/Object 1" xlink:type="simple" xlink:show="embed" xlink:actuate="onLoad"/><svg:desc>fórmula</svg:desc></draw:frame></text:span><text:span text:style-name="T15"><text:s/></text:span><text:span text:style-name="T26">Gislason</text:span></text:p>
      <text:p text:style-name="P8"><text:span text:style-name="T8">Decisión sobre la </text:span><text:span text:style-name="T9">selectividad</text:span><text:span text:style-name="T8">. Tenemos las siguientes opciones en los diferentes escenarios</text:span><text:span text:style-name="T2"> </text:span><text:span text:style-name="T8">de los OMs. </text:span></text:p>
      <text:p text:style-name="P8"><text:span text:style-name="T8">&gt; unique(OM_scns$selectivity)</text:span></text:p>
      <text:p text:style-name="P8"><text:span text:style-name="T8">[1] NA <text:s text:c="8"/>"before" <text:s text:c="2"/>"maturity" "after" <text:s text:c="3"/>"shift_1" <text:s/>"shift_2" <text:s/>"shift_3" <text:s/>"shift_4" </text:span></text:p>
      <text:p text:style-name="P10"><text:span text:style-name="T8">En general tenemos “</text:span><text:span text:style-name="T10">double normal function where the first age with full selectivity is set to a_50</text:span><text:span text:style-name="T8">” y “</text:span><text:span text:style-name="T10">The selection pattern was set to an asymptotic selectivity pattern by setting sr=5000 and sl=1</text:span><text:span text:style-name="T8">”. En que en el Código vemos que para before, maturity and after usan una logística no la doble normal. Los diferentes escenarios consisten en desplazar la curva de selectividad modificando el vector de edades sobre el que se calcula la selectividad correspondiente. </text:span><text:span text:style-name="T16">Se necesita profundizar en el porque de cada curva.</text:span></text:p>
      <text:p text:style-name="P6"><text:span text:style-name="T2">Decisión </text:span><text:span text:style-name="T6">fbar rango</text:span><text:span text:style-name="T2">. Para los escenarios que tienen incertidumbre en el índice o las tallas el rango se toma de la información introducida anteriormente. En los demás escenarios se toma del parámetro a1 del lh_pars. </text:span><text:span text:style-name="T17">Código concreto usado rep(c(round(lh_pars["a1"])), 2). </text:span><text:span text:style-name="T19">Por lo tanto, repetimos la edad a1 dos veces, es decir, nos centramos sólo en esta edad?</text:span></text:p>
      <text:p text:style-name="P6"><text:span text:style-name="T27"/></text:p>
      <text:p text:style-name="P6"><text:span text:style-name="T27"/></text:p>
      <text:p text:style-name="P6"><text:soft-page-break/><text:span text:style-name="T27">FUNCIÓN lhEql (ver nuevo script lhEql.R).</text:span></text:p>
      <text:p text:style-name="P6"><text:span text:style-name="T29">La help/tutoriales de esta función son muy limitados de modo que hemos necesitado acceder al código interno de la misma y revisarlo en detalle.</text:span></text:p>
      <text:p text:style-name="P6"><text:span text:style-name="T27">Explicación básica: </text:span><text:span text:style-name="T29">Toma un objeto FLPar con historial de vida y parámetros de selectividad y genera un objecto FLBRP correspondiente. La descripción de un objeto FLBRP dice “</text:span><text:span text:style-name="T31">Estimation of equilibirum reference points on the results obtained from fitting a population model can be carried out using the FLBRP class.</text:span><text:span text:style-name="T29">”</text:span></text:p>
      <text:p text:style-name="P13"><text:span text:style-name="T35">Los argumentos de la función son:</text:span></text:p>
      <text:p text:style-name="P6"><text:span text:style-name="T2">Params Se usa el objecto lh_pars creado a lo largo del código.</text:span></text:p>
      <text:p text:style-name="P6"><text:span text:style-name="T2">Growth Default vonB.</text:span></text:p>
      <text:p text:style-name="P6"><text:span text:style-name="T2">M las funciones definidas anteriormente.</text:span></text:p>
      <text:p text:style-name="P6"><text:span text:style-name="T2">Mat Default logistic.</text:span></text:p>
      <text:p text:style-name="P6"><text:span text:style-name="T2">Sel Se usan las definiciones mencionadas arriba.</text:span></text:p>
      <text:p text:style-name="P6"><text:span text:style-name="T2">Sr "bevholt" by default.</text:span></text:p>
      <text:p text:style-name="P6"><text:span text:style-name="T2">Range Se define con max_age y el fbar construido arriba.</text:span></text:p>
      <text:p text:style-name="P6"><text:span text:style-name="T2">Spwn </text:span><text:span text:style-name="T7">give propotion of year when spawning occurs, by default is params["a50"]-floor(params["a50"])</text:span></text:p>
      <text:p text:style-name="P6"><text:span text:style-name="T2">Fish </text:span><text:span text:style-name="T7">give propotion of year when fishing occurs, by default 0.5</text:span></text:p>
      <text:p text:style-name="P6"><text:span text:style-name="T2">Midyear when growth measured, default 0.5</text:span></text:p>
      <text:p text:style-name="P15"><text:span text:style-name="T2">Lo que hace:</text:span></text:p>
      <text:list text:style-name="WWNum9">
        <text:list-item>
          <text:p text:style-name="P2"><text:span text:style-name="T2">Crea la matriz m.spwn como un vector desde la edad mínima a la máxima <text:s/>con valor constante igual a spwn. Salvo que se introduzca una directamente usando el argumento m.spwn.</text:span></text:p>
        </text:list-item>
        <text:list-item>
          <text:p text:style-name="P2"><text:span text:style-name="T2">Crea la matriz harvest.spwn igual que m.spwn. Salvo que se introduzca una directamente usando el argumento harvest.spwn.</text:span></text:p>
        </text:list-item>
        <text:list-item>
          <text:p text:style-name="P2"><text:span text:style-name="T2">Definimos las tallas correspondientes a </text:span><text:span text:style-name="T7">spawning time </text:span><text:span text:style-name="T2">and </text:span><text:span text:style-name="T7">when fishing happens, </text:span><text:span text:style-name="T2">y también a midyear (slen, clen and midyearlen).</text:span></text:p>
        </text:list-item>
        <text:list-item>
          <text:p text:style-name="P2"><text:span text:style-name="T2">Calculamos los pesos correspondientes a dichas tallas (cwt and swt).</text:span></text:p>
        </text:list-item>
        <text:list-item>
          <text:p text:style-name="P2"><text:span text:style-name="T2">Definimos la madurez usando mat function </text:span><text:span text:style-name="T4">(logistic).</text:span></text:p>
        </text:list-item>
        <text:list-item>
          <text:p text:style-name="P2"><text:span text:style-name="T2">Definimos selectividad usando las funciones mencionadas.</text:span></text:p>
        </text:list-item>
        <text:list-item>
          <text:p text:style-name="P2"><text:span text:style-name="T2">Creamos un objecto FLBRP que tiene: </text:span></text:p>
        </text:list-item>
      </text:list>
      <text:p text:style-name="P7"><text:span text:style-name="T2">stock.wt <text:s text:c="6"/>=swt <text:s text:c="5"/>Mean weight-at-age in the stock</text:span></text:p>
      <text:p text:style-name="P7"><text:span text:style-name="T2">landings.wt <text:s text:c="3"/>=cwt <text:s text:c="2"/>Mean weight-at-age in the landings</text:span></text:p>
      <text:p text:style-name="P7"><text:span text:style-name="T2">discards.wt <text:s text:c="3"/>=cwt <text:s text:c="2"/>Mean weight-at-age in the discards</text:span></text:p>
      <text:p text:style-name="P7"><text:span text:style-name="T2">bycatch.wt <text:s text:c="4"/>=cwt <text:s/>Mean weight-at-age in the bycatch</text:span></text:p>
      <text:p text:style-name="P7"><text:span text:style-name="T2">mat <text:s text:c="11"/>=FLQuant(mat., <text:s text:c="8"/>dimnames=dms, units="") <text:s/>Maturity at age</text:span></text:p>
      <text:p text:style-name="P7"><text:span text:style-name="T2">landings.sel <text:s text:c="2"/>=FLQuant(sel., <text:s text:c="8"/>dimnames=dms, units="") Selectivity at age for the landings</text:span></text:p>
      <text:p text:style-name="P7"><text:span text:style-name="T2">discards.sel <text:s text:c="2"/>=FLQuant(0, <text:s text:c="11"/>dimnames=dms, units="") Selectivity at age for the discards</text:span></text:p>
      <text:p text:style-name="P7"><text:span text:style-name="T2">bycatch.harvest=FLQuant(0, <text:s text:c="11"/>dimnames=dms, units="f") Fishing mortality at age of bycatch species</text:span></text:p>
      <text:p text:style-name="P7"><text:soft-page-break/><text:span text:style-name="T2">harvest.spwn <text:s text:c="2"/>=FLQuant(harvest.spwn, dimnames=dms, units="") Proportion of harvest/fishing mortality before spawning</text:span></text:p>
      <text:p text:style-name="P7"><text:span text:style-name="T2">m.spwn <text:s text:c="8"/>=FLQuant(m.spwn, <text:s text:c="6"/>dimnames=dms, units="") Proportion of natural mortality before spawning</text:span></text:p>
      <text:p text:style-name="P7"><text:span text:style-name="T2">availability <text:s text:c="2"/>=FLQuant(1, <text:s text:c="11"/>dimnames=dms, units="")</text:span></text:p>
      <text:p text:style-name="P7"><text:span text:style-name="T2">range <text:s text:c="9"/>=rango</text:span></text:p>
      <text:list text:style-name="WWNum11">
        <text:list-item>
          <text:p text:style-name="P3"><text:span text:style-name="T2">Introducir mortalidad natural en el FLBRP. Se calcula usando la función especificada o se imputa si es un valor numérico.</text:span></text:p>
        </text:list-item>
        <text:list-item>
          <text:p text:style-name="P3"><text:span text:style-name="T2">Extendemos el objecto con propagate a lo largo de las iteraciones. </text:span><text:span text:style-name="T18">En que por defecto parece ser una.</text:span></text:p>
        </text:list-item>
        <text:list-item>
          <text:p text:style-name="P3"><text:span text:style-name="T2"><text:s/>Introducimos en FLBRP la relación SR, y calculamos a partir de la steepness, la biomasa virgen y el spr0 los parámetros a y b de la función de reclutamiento.</text:span></text:p>
        </text:list-item>
        <text:list-item>
          <text:p text:style-name="P3"><text:span text:style-name="T2">Aplicamos la función </text:span><text:span text:style-name="T13">brp</text:span><text:span text:style-name="T2"> al objecto FLBRP, obteniendo los puntos de referencia. En concreto la descripción de la función dice “T</text:span><text:span text:style-name="T7">his method carries out the necessary calculation to obtain the reference points for an object of class FLBRP. Results of the calculation are stored in @refpts slot of the object, and the object is then returned.”</text:span></text:p>
        </text:list-item>
      </text:list>
      <text:list text:style-name="WWNum13">
        <text:list-item>
          <text:p text:style-name="P4"><text:span text:style-name="T2">Revisamos la definición de fbar y si procede lo redefinimos usando crash and harvest reference points y volvemos a usar brp para recalcular los reference points.</text:span></text:p>
        </text:list-item>
      </text:list>
      <text:p text:style-name="P6"><text:span text:style-name="T2">Aquí termina el loop </text:span><text:span text:style-name="T13">brps</text:span><text:span text:style-name="T2"> tras llamar a </text:span><text:span text:style-name="T13">lhEql. </text:span><text:span text:style-name="T29">La pregunta es que tenemos al final del loop?</text:span></text:p>
      <text:p text:style-name="P14"><text:span text:style-name="T29">Tenemos brps_paper.rds que guarda los puntos de referencia que tenemos tras ejecutar la función lhEql descrita arriba.</text:span></text:p>
      <text:p text:style-name="P6"><text:span text:style-name="T2">Por el momento tenemos errores en algunos escenarios. </text:span><text:span text:style-name="T18">El error es fruto de la línea de código <text:s text:c="2"/>m(res)=m(res,params) en la función lhEql. En mi opinión se debe a que donde ponemos res debería ser un vector de tallas no el objecto FLBRP.</text:span></text:p>
      <text:p text:style-name="P6"><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caption" style:family="paragraph" style:parent-style-name="Standard" style:next-style-name="Standard">
      <style:paragraph-properties fo:margin-top="0cm" fo:margin-bottom="0.353cm" style:contextual-spacing="false" fo:line-height="100%">
        <style:tab-stops>
          <style:tab-stop style:position="7.001cm" style:type="center"/>
          <style:tab-stop style:position="15.921cm" style:type="center"/>
        </style:tab-stops>
      </style:paragraph-properties>
      <style:text-properties style:font-name-asian="F" style:font-family-generic-asian="system" style:font-pitch-asian="variable" style:font-name-complex="Calibri1" style:font-family-complex="Calibri" style:font-family-generic-complex="system" style:font-pitch-complex="variable" style:font-size-complex="9pt"/>
    </style:style>
    <style:style style:name="ListLabel_20_8" style:display-name="ListLabel 8"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9" style:display-name="ListLabel 9" style:family="text"/>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7">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0T09:56:00</meta:creation-date>
    <meta:generator>LibreOffice/7.4.1.2$Windows_X86_64 LibreOffice_project/3c58a8f3a960df8bc8fd77b461821e42c061c5f0</meta:generator>
    <dc:date>2023-01-16T12:44:35.175000000</dc:date>
    <meta:editing-duration>PT2H9M6S</meta:editing-duration>
    <meta:editing-cycles>5</meta:editing-cycles>
    <meta:initial-creator>Tobias Mildenberger</meta:initial-creator>
    <meta:document-statistic meta:table-count="0" meta:image-count="0" meta:object-count="1" meta:page-count="3" meta:paragraph-count="62" meta:word-count="1064" meta:character-count="6942" meta:non-whitespace-character-count="5800"/>
  </office:meta>
</office:document-meta>
</file>

<file path=Object 1/content.xml><?xml version="1.0" encoding="utf-8"?>
<math xmlns="http://www.w3.org/1998/Math/MathML" display="block">
  <semantics>
    <mrow>
      <mi>ln</mi>
      <mrow>
        <mrow>
          <mo fence="true" form="prefix" stretchy="true">(</mo>
          <mrow>
            <msub>
              <mi>M</mi>
              <mi>L</mi>
            </msub>
          </mrow>
          <mo fence="true" form="postfix" stretchy="true">)</mo>
        </mrow>
        <mo stretchy="false">=</mo>
        <mrow>
          <mn>0.55</mn>
          <mo stretchy="false">−</mo>
          <mn>1.61</mn>
        </mrow>
      </mrow>
      <mi>ln</mi>
      <mrow>
        <mrow>
          <mo fence="true" form="prefix" stretchy="true">(</mo>
          <mrow>
            <mi>L</mi>
          </mrow>
          <mo fence="true" form="postfix" stretchy="true">)</mo>
        </mrow>
        <mo stretchy="false">+</mo>
        <mn>1.44</mn>
      </mrow>
      <mi>ln</mi>
      <mrow>
        <mrow>
          <mo fence="true" form="prefix" stretchy="true">(</mo>
          <mrow>
            <msub>
              <mi>L</mi>
              <mi>∞</mi>
            </msub>
          </mrow>
          <mo fence="true" form="postfix" stretchy="true">)</mo>
        </mrow>
        <mo stretchy="false">+</mo>
        <mi>ln</mi>
      </mrow>
      <mi>⁡</mi>
      <mrow>
        <mo fence="true" form="prefix" stretchy="true">(</mo>
        <mrow>
          <mi>k</mi>
        </mrow>
        <mo fence="true" form="postfix" stretchy="true">)</mo>
      </mrow>
    </mrow>
    <annotation encoding="StarMath 5.0">ln left ({M} rsub {L} right ) =0.55-1.61ln left (L right ) +1.44ln left ({L} rsub {∞} right ) +ln⁡ left (k right )</annotation>
  </semantics>
</math>
</file>